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5.509cm"/>
    </style:style>
    <style:style style:name="co2" style:family="table-column">
      <style:table-column-properties fo:break-before="auto" style:column-width="57.99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Bibelstellen" table:style-name="ta1">
        <table:table-column table:style-name="co1" table:default-cell-style-name="Default"/>
        <table:table-column table:style-name="co2" table:default-cell-style-name="Default"/>
        <table:table-row table:style-name="ro1">
          <table:table-cell office:value-type="string" calcext:value-type="string">
            <text:p>2.Mose 17,1-7</text:p>
          </table:table-cell>
          <table:table-cell office:value-type="string" calcext:value-type="string">
            <text:p>1 The whole Israelite community set out from the Desert of Sin, travelling from place to place as the Lord commanded. They camped at Rephidim, but there was no water for the people to drink. 2 So they quarrelled with Moses and said, ‘Give us water to drink.’ Moses replied, ‘Why do you quarrel with me? Why do you put the Lord to the test?’ 3 But the people were thirsty for water there, and they grumbled against Moses. They said, ‘Why did you bring us up out of Egypt to make us and our children and livestock die of thirst?’ 4 Then Moses cried out to the Lord, ‘What am I to do with these people? They are almost ready to stone me.’ 5 The Lord answered Moses, ‘Go out in front of the people. Take with you some of the elders of Israel and take in your hand the staff with which you struck the Nile, and go. 6 I will stand there before you by the rock at Horeb. Strike the rock, and water will come out of it for the people to drink.’ So Moses did this in the sight of the elders of Israel. 7 And he called the place Massah and Meribah because the Israelites quarrelled and because they tested the Lord saying, ‘Is the Lord among us or not?’</text:p>
          </table:table-cell>
        </table:table-row>
        <table:table-row table:style-name="ro1">
          <table:table-cell office:value-type="string" calcext:value-type="string">
            <text:p>2.Pet 3,11</text:p>
          </table:table-cell>
          <table:table-cell office:value-type="string" calcext:value-type="string">
            <text:p>11 Since everything will be destroyed in this way, what kind of people ought you to be? You ought to live holy and godly lives</text:p>
          </table:table-cell>
        </table:table-row>
        <table:table-row table:style-name="ro1">
          <table:table-cell office:value-type="string" calcext:value-type="string">
            <text:p>Apg 1,8</text:p>
          </table:table-cell>
          <table:table-cell office:value-type="string" calcext:value-type="string">
            <text:p>8 But you will receive power when the Holy Spirit comes on you; and you will be my witnesses in Jerusalem, and in all Judea and Samaria, and to the ends of the earth.’</text:p>
          </table:table-cell>
        </table:table-row>
        <table:table-row table:style-name="ro1">
          <table:table-cell office:value-type="string" calcext:value-type="string">
            <text:p>Eph 5,17</text:p>
          </table:table-cell>
          <table:table-cell office:value-type="string" calcext:value-type="string">
            <text:p>17 Therefore do not be foolish, but understand what the Lord’s will is. </text:p>
          </table:table-cell>
        </table:table-row>
        <table:table-row table:style-name="ro1">
          <table:table-cell office:value-type="string" calcext:value-type="string">
            <text:p>1.Kor 10,4</text:p>
          </table:table-cell>
          <table:table-cell office:value-type="string" calcext:value-type="string">
            <text:p>4 and drank the same spiritual drink; for they drank from the spiritual rock that accompanied them, and that rock was Christ.</text:p>
          </table:table-cell>
        </table:table-row>
        <table:table-row table:style-name="ro1">
          <table:table-cell office:value-type="string" calcext:value-type="string">
            <text:p>Off 7,17</text:p>
          </table:table-cell>
          <table:table-cell office:value-type="string" calcext:value-type="string">
            <text:p>17 For the Lamb at the centre of the throne will be their shepherd; “he will lead them to springs of living water.” “And God will wipe away every tear from their eyes.” ’</text:p>
          </table:table-cell>
        </table:table-row>
        <table:table-row table:style-name="ro1">
          <table:table-cell office:value-type="string" calcext:value-type="string">
            <text:p>Heb 10,14</text:p>
          </table:table-cell>
          <table:table-cell office:value-type="string" calcext:value-type="string">
            <text:p>14 For by one sacrifice he has made perfect for ever those who are being made holy.</text:p>
          </table:table-cell>
        </table:table-row>
        <table:table-row table:style-name="ro1">
          <table:table-cell office:value-type="string" calcext:value-type="string">
            <text:p>2.Kor 4,13</text:p>
          </table:table-cell>
          <table:table-cell office:value-type="string" calcext:value-type="string">
            <text:p>13 It is written: ‘I believed; therefore I have spoken.’ Since we have that same spirit of faith, we also believe and therefore speak,</text:p>
          </table:table-cell>
        </table:table-row>
        <table:table-row table:style-name="ro1">
          <table:table-cell office:value-type="string" calcext:value-type="string">
            <text:p>Hiob 22,28</text:p>
          </table:table-cell>
          <table:table-cell office:value-type="string" calcext:value-type="string">
            <text:p>28 What you decide on will be done, and light will shine on your ways.</text:p>
          </table:table-cell>
        </table:table-row>
        <table:table-row table:style-name="ro1">
          <table:table-cell office:value-type="string" calcext:value-type="string">
            <text:p>Eph 5,18</text:p>
          </table:table-cell>
          <table:table-cell office:value-type="string" calcext:value-type="string">
            <text:p>18 Do not get drunk on wine, which leads to debauchery. Instead, be filled with the Spirit, </text:p>
          </table:table-cell>
        </table:table-row>
        <table:table-row table:style-name="ro1">
          <table:table-cell office:value-type="string" calcext:value-type="string">
            <text:p>Ps 23,2</text:p>
          </table:table-cell>
          <table:table-cell office:value-type="string" calcext:value-type="string">
            <text:p>2 He makes me lie down in green pastures, he leads me beside quiet waters,</text:p>
          </table:table-cell>
        </table:table-row>
        <table:table-row table:style-name="ro1">
          <table:table-cell office:value-type="string" calcext:value-type="string">
            <text:p>Jes 35,6f</text:p>
          </table:table-cell>
          <table:table-cell office:value-type="string" calcext:value-type="string">
            <text:p>6 Then will the lame leap like a deer, and the mute tongue shout for joy. Water will gush forth in the wilderness and streams in the desert. 7 The burning sand will become a pool, the thirsty ground bubbling springs. In the haunts where jackals once lay, grass and reeds and papyrus will grow. </text:p>
          </table:table-cell>
        </table:table-row>
        <table:table-row table:style-name="ro1">
          <table:table-cell office:value-type="string" calcext:value-type="string">
            <text:p>Dan 11,31f</text:p>
          </table:table-cell>
          <table:table-cell office:value-type="string" calcext:value-type="string">
            <text:p>31 ‘His armed forces will rise up to desecrate the temple fortress and will abolish the daily sacrifice. Then they will set up the abomination that causes desolation. 32 With flattery he will corrupt those who have violated the covenant, but the people who know their God will firmly resist him. </text:p>
          </table:table-cell>
        </table:table-row>
        <table:table-row table:style-name="ro1">
          <table:table-cell office:value-type="string" calcext:value-type="string">
            <text:p>Rö 3,23</text:p>
          </table:table-cell>
          <table:table-cell office:value-type="string" calcext:value-type="string">
            <text:p>23 for all have sinned and fall short of the glory of God,</text:p>
          </table:table-cell>
        </table:table-row>
        <table:table-row table:style-name="ro1">
          <table:table-cell office:value-type="string" calcext:value-type="string">
            <text:p>Rö 8,15</text:p>
          </table:table-cell>
          <table:table-cell office:value-type="string" calcext:value-type="string">
            <text:p>15 The Spirit you received does not make you slaves, so that you live in fear again; rather, the Spirit you received brought about your adoption to sonship. And by him we cry, ‘Abba, Father.’ </text:p>
          </table:table-cell>
        </table:table-row>
        <table:table-row table:style-name="ro1">
          <table:table-cell office:value-type="string" calcext:value-type="string">
            <text:p>Rö 10,9-10</text:p>
          </table:table-cell>
          <table:table-cell office:value-type="string" calcext:value-type="string">
            <text:p>9 if you declare with your mouth, ‘Jesus is Lord,’ and believe in your heart that God raised him from the dead, you will be saved. 10 For it is with your heart that you believe and are justified, and it is with your mouth that you profess your faith and are saved. </text:p>
          </table:table-cell>
        </table:table-row>
        <table:table-row table:style-name="ro1">
          <table:table-cell office:value-type="string" calcext:value-type="string">
            <text:p>1.Kor.15,57</text:p>
          </table:table-cell>
          <table:table-cell office:value-type="string" calcext:value-type="string">
            <text:p>57 But thanks be to God! He gives us the victory through our Lord Jesus Christ.</text:p>
          </table:table-cell>
        </table:table-row>
        <table:table-row table:style-name="ro1">
          <table:table-cell office:value-type="string" calcext:value-type="string">
            <text:p>Jes.60,1-2</text:p>
          </table:table-cell>
          <table:table-cell office:value-type="string" calcext:value-type="string">
            <text:p>1 ‘Arise, shine, for your light has come, and the glory of the Lord rises upon you. 2 See, darkness covers the earth and thick darkness is over the peoples, but the Lord rises upon you and his glory appears over you. </text:p>
          </table:table-cell>
        </table:table-row>
        <table:table-row table:style-name="ro1">
          <table:table-cell office:value-type="string" calcext:value-type="string">
            <text:p>Jes.45,1bff</text:p>
          </table:table-cell>
          <table:table-cell office:value-type="string" calcext:value-type="string">
            <text:p>1 ‘This is what the Lord says to his anointed, to Cyrus, whose right hand I take hold of to subdue nations before him and to strip kings of their armour, to open doors before him so that gates will not be shut: 2 I will go before you and will level the mountains; I will break down gates of bronze and cut through bars of iron. 3 I will give you hidden treasures, riches stored in secret places, so that you may know that I am the Lord, the God of Israel, who summons you by name. 4 For the sake of Jacob my servant, of Israel my chosen, I summon you by name and bestow on you a title of honour, though you do not acknowledge me. 5 I am the Lord, and there is no other; apart from me there is no God. I will strengthen you, though you have not acknowledged me, 6 so that from the rising of the sun to the place of its setting people may know there is none besides me. I am the Lord, and there is no other. 7 I form the light and create darkness, I bring prosperity and create disaster; I, the Lord, do all these things. 8 ‘You heavens above, rain down my righteousness; let the clouds shower it down. Let the earth open wide, let salvation spring up, let righteousness flourish with it; I, the Lord, have created it. 9 ‘Woe to those who quarrel with their Maker, those who are nothing but potsherds among the potsherds on the ground. Does the clay say to the potter, “What are you making?” Does your work say, “The potter has no hands”? 10 Woe to the one who says to a father, “What have you begotten?” or to a mother, “What have you brought to birth?” 11 ‘This is what the Lord says – the Holy One of Israel, and its Maker: concerning things to come, do you question me about my children, or give me orders about the work of my hands? 12 It is I who made the earth and created mankind on it. My own hands stretched out the heavens; I marshalled their starry hosts. 13 I will raise up Cyrus in my righteousness: I will make all his ways straight. He will rebuild my city and set my exiles free, but not for a price or reward, says the Lord Almighty.’ 14 This is what the Lord says: ‘The products of Egypt and the merchandise of Cush, and those tall Sabeans – they will come over to you and will be yours; they will trudge behind you, coming over to you in chains. They will bow down before you and plead with you, saying, “Surely God is with you, and there is no other; there is no other god.” ’ 15 Truly you are a God who has been hiding himself, the God and Saviour of Israel. 16 All the makers of idols will be put to shame and disgraced; they will go off into disgrace together. 17 But Israel will be saved by the Lord with an everlasting salvation; you will never be put to shame or disgraced, to ages everlasting. 18 For this is what the Lord says – he who created the heavens, he is God; he who fashioned and made the earth, he founded it; he did not create it to be empty, but formed it to be inhabited – he says: ‘I am the Lord, and there is no other. 19 I have not spoken in secret, from somewhere in a land of darkness; I have not said to Jacob’s descendants, “Seek me in vain.” I, the Lord, speak the truth; I declare what is right. 20 ‘Gather together and come; assemble, you fugitives from the nations. Ignorant are those who carry about idols of wood, who pray to gods that cannot save. 21 Declare what is to be, present it – let them take counsel together. Who foretold this long ago, who declared it from the distant past? Was it not I, the Lord? And there is no God apart from me, a righteous God and a Saviour; there is none but me. 22 ‘Turn to me and be saved, all you ends of the earth; for I am God, and there is no other. 23 By myself I have sworn, my mouth has uttered in all integrity a word that will not be revoked: before me every knee will bow; by me every tongue will swear. 24 They will say of me, “In the Lord alone are deliverance and strength.” ’ All who have raged against him will come to him and be put to shame. 25 But all the descendants of Israel will find deliverance in the Lord and will make their boast in him.</text:p>
          </table:table-cell>
        </table:table-row>
        <table:table-row table:style-name="ro1">
          <table:table-cell office:value-type="string" calcext:value-type="string">
            <text:p>Dan. 6,24</text:p>
          </table:table-cell>
          <table:table-cell office:value-type="string" calcext:value-type="string">
            <text:p>24 At the king’s command, the men who had falsely accused Daniel were brought in and thrown into the lions’ den, along with their wives and children. And before they reached the floor of the den, the lions overpowered them and crushed all their bones. </text:p>
          </table:table-cell>
        </table:table-row>
        <table:table-row table:style-name="ro1">
          <table:table-cell office:value-type="string" calcext:value-type="string">
            <text:p>Daniel in der Löwengrube (Dan 6)</text:p>
          </table:table-cell>
          <table:table-cell office:value-type="string" calcext:value-type="string">
            <text:p>1  It pleased Darius to appoint 120 satraps to rule throughout the kingdom, 2 with three chief ministers over them, one of whom was Daniel. The satraps were made accountable to them so that the king might not suffer loss. 3 Now Daniel so distinguished himself among the chief ministers and the satraps by his exceptional qualities that the king planned to set him over the whole kingdom. 4 At this, the chief ministers and the satraps tried to find grounds for charges against Daniel in his conduct of government affairs, but they were unable to do so. They could find no corruption in him, because he was trustworthy and neither corrupt nor negligent. 5 Finally these men said, ‘We will never find any basis for charges against this man Daniel unless it has something to do with the law of his God.’ 6 So these chief ministers and satraps went as a group to the king and said: ‘May King Darius live for ever! 7 The royal ministers, prefects, satraps, advisors and governors have all agreed that the king should issue an edict and enforce the decree that anyone who prays to any god or human being during the next thirty days, except to you, Your Majesty, shall be thrown into the lions’ den. 8 Now, Your Majesty, issue the decree and put it in writing so that it cannot be altered – in accordance with the law of the Medes and Persians, which cannot be repealed.’ 9 So King Darius put the decree in writing. 10 Now when Daniel learned that the decree had been published, he went home to his upstairs room where the windows opened towards Jerusalem. Three times a day he got down on his knees and prayed, giving thanks to his God, just as he had done before. 11 Then these men went as a group and found Daniel praying and asking God for help. 12 So they went to the king and spoke to him about his royal decree: ‘Did you not publish a decree that during the next thirty days anyone who prays to any god or human being except to you, Your Majesty, would be thrown into the lions’ den?’ The king answered, ‘The decree stands – in accordance with the law of the Medes and Persians, which cannot be repealed.’ 13 Then they said to the king, ‘Daniel, who is one of the exiles from Judah, pays no attention to you, Your Majesty, or to the decree you put in writing. He still prays three times a day.’ 14 When the king heard this, he was greatly distressed; he was determined to rescue Daniel and made every effort until sunset to save him. 15 Then the men went as a group to King Darius and said to him, ‘Remember, Your Majesty, that according to the law of the Medes and Persians no decree or edict that the king issues can be changed.’ 16 So the king gave the order, and they brought Daniel and threw him into the lions’ den. The king said to Daniel, ‘May your God, whom you serve continually, rescue you!’ 17 A stone was brought and placed over the mouth of the den, and the king sealed it with his own signet ring and with the rings of his nobles, so that Daniel’s situation might not be changed. 18 Then the king returned to his palace and spent the night without eating and without any entertainment being brought to him. And he could not sleep. 19 At the first light of dawn, the king got up and hurried to the lions’ den. 20 When he came near the den, he called to Daniel in an anguished voice, ‘Daniel, servant of the living God, has your God, whom you serve continually, been able to rescue you from the lions?’ 21 Daniel answered, ‘May the king live for ever! 22 My God sent his angel, and he shut the mouths of the lions. They have not hurt me, because I was found innocent in his sight. Nor have I ever done any wrong before you, Your Majesty.’ 23 The king was overjoyed and gave orders to lift Daniel out of the den. And when Daniel was lifted from the den, no wound was found on him, because he had trusted in his God. 24 At the king’s command, the men who had falsely accused Daniel were brought in and thrown into the lions’ den, along with their wives and children. And before they reached the floor of the den, the lions overpowered them and crushed all their bones. 25 Then King Darius wrote to all the nations and peoples of every language in all the earth: ‘May you prosper greatly! 26 ‘I issue a decree that in every part of my kingdom people must fear and reverence the God of Daniel. ‘For he is the living God and he endures for ever; his kingdom will not be destroyed, his dominion will never end. 27 He rescues and he saves; he performs signs and wonders in the heavens and on the earth. He has rescued Daniel from the power of the lions.’ 28 So Daniel prospered during the reign of Darius and the reign of Cyrus the Persian.</text:p>
          </table:table-cell>
        </table:table-row>
        <table:table-row table:style-name="ro1">
          <table:table-cell office:value-type="string" calcext:value-type="string">
            <text:p>David und Goliat (1. Sam 17)</text:p>
          </table:table-cell>
          <table:table-cell office:value-type="string" calcext:value-type="string">
            <text:p>1 Now the Philistines gathered their forces for war and assembled at Sokoh in Judah. They pitched camp at Ephes Dammim, between Sokoh and Azekah. 2 Saul and the Israelites assembled and camped in the Valley of Elah and drew up their battle line to meet the Philistines. 3 The Philistines occupied one hill and the Israelites another, with the valley between them. 4 A champion named Goliath, who was from Gath, came out of the Philistine camp. His height was six cubits and a span. 5 He had a bronze helmet on his head and wore a coat of scale armour of bronze weighing five thousand shekels; 6 on his legs he wore bronze greaves, and a bronze javelin was slung on his back. 7 His spear shaft was like a weaver’s rod, and its iron point weighed six hundred shekels. His shield-bearer went ahead of him. 8 Goliath stood and shouted to the ranks of Israel, ‘Why do you come out and line up for battle? Am I not a Philistine, and are you not the servants of Saul? Choose a man and let him come down to me. 9 If he is able to fight and kill me, we will become your subjects; but if I overcome him and kill him, you will become our subjects and serve us.’ 10 Then the Philistine said, ‘This day I defy the armies of Israel! Give me a man and let us fight each other.’ 11 On hearing the Philistine’s words, Saul and all the Israelites were dismayed and terrified. 12 Now David was the son of an Ephrathite named Jesse, who was from Bethlehem in Judah. Jesse had eight sons, and in Saul’s time he was very old. 13 Jesse’s three eldest sons had followed Saul to the war: the firstborn was Eliab; the second, Abinadab; and the third, Shammah. 14 David was the youngest. The three eldest followed Saul, 15 but David went back and forth from Saul to tend his father’s sheep at Bethlehem. 16 For forty days the Philistine came forward every morning and evening and took his stand. 17 Now Jesse said to his son David, ‘Take this ephah of roasted grain and these ten loaves of bread for your brothers and hurry to their camp. 18 Take along these ten cheeses to the commander of their unit. See how your brothers are and bring back some assurance from them. 19 They are with Saul and all the men of Israel in the Valley of Elah, fighting against the Philistines.’ 20 Early in the morning David left the flock in the care of a shepherd, loaded up and set out, as Jesse had directed. He reached the camp as the army was going out to its battle positions, shouting the war cry. 21 Israel and the Philistines were drawing up their lines facing each other. 22 David left his things with the keeper of supplies, ran to the battle lines and asked his brothers how they were. 23 As he was talking with them, Goliath, the Philistine champion from Gath, stepped out from his lines and shouted his usual defiance, and David heard it. 24 Whenever the Israelites saw the man, they all fled from him in great fear. 25 Now the Israelites had been saying, ‘Do you see how this man keeps coming out? He comes out to defy Israel. The king will give great wealth to the man who kills him. He will also give him his daughter in marriage and will exempt his family from taxes in Israel.’ 26 David asked the men standing near him, ‘What will be done for the man who kills this Philistine and removes this disgrace from Israel? Who is this uncircumcised Philistine that he should defy the armies of the living God?’ 27 They repeated to him what they had been saying and told him, ‘This is what will be done for the man who kills him.’ 28 When Eliab, David’s eldest brother, heard him speaking with the men, he burned with anger at him and asked, ‘Why have you come down here? And with whom did you leave those few sheep in the wilderness? I know how conceited you are and how wicked your heart is; you came down only to watch the battle.’ 29 ‘Now what have I done?’ said David. ‘Can’t I even speak?’ 30 He then turned away to someone else and brought up the same matter, and the men answered him as before. 31 What David said was overheard and reported to Saul, and Saul sent for him. 32 David said to Saul, ‘Let no-one lose heart on account of this Philistine; your servant will go and fight him.’ 33 Saul replied, ‘You are not able to go out against this Philistine and fight him; you are only a young man, and he has been a warrior from his youth.’ 34 But David said to Saul, ‘Your servant has been keeping his father’s sheep. When a lion or a bear came and carried off a sheep from the flock, 35 I went after it, struck it and rescued the sheep from its mouth. When it turned on me, I seized it by its hair, struck it and killed it. 36 Your servant has killed both the lion and the bear; this uncircumcised Philistine will be like one of them, because he has defied the armies of the living God. 37 The Lord who rescued me from the paw of the lion and the paw of the bear will rescue me from the hand of this Philistine.’ Saul said to David, ‘Go, and the Lord be with you.’ 38 Then Saul dressed David in his own tunic. He put a coat of armour on him and a bronze helmet on his head. 39 David fastened on his sword over the tunic and tried walking around, because he was not used to them. ‘I cannot go in these,’ he said to Saul, ‘because I am not used to them.’ So he took them off. 40 Then he took his staff in his hand, chose five smooth stones from the stream, put them in the pouch of his shepherd’s bag and, with his sling in his hand, approached the Philistine. 41 Meanwhile, the Philistine, with his shield-bearer in front of him, kept coming closer to David. 42 He looked David over and saw that he was little more than a boy, glowing with health and handsome, and he despised him. 43 He said to David, ‘Am I a dog, that you come at me with sticks?’ And the Philistine cursed David by his gods. 44 ‘Come here,’ he said, ‘and I’ll give your flesh to the birds and the wild animals!’ 45 David said to the Philistine, ‘You come against me with sword and spear and javelin, but I come against you in the name of the Lord Almighty, the God of the armies of Israel, whom you have defied. 46 This day the Lord will deliver you into my hands, and I’ll strike you down and cut off your head. This very day I will give the carcasses of the Philistine army to the birds and the wild animals, and the whole world will know that there is a God in Israel. 47 All those gathered here will know that it is not by sword or spear that the Lord saves; for the battle is the Lord’s, and he will give all of you into our hands.’ 48 As the Philistine moved closer to attack him, David ran quickly towards the battle line to meet him. 49 Reaching into his bag and taking out a stone, he slung it and struck the Philistine on the forehead. The stone sank into his forehead, and he fell face down on the ground. 50 So David triumphed over the Philistine with a sling and a stone; without a sword in his hand he struck down the Philistine and killed him. 51 David ran and stood over him. He took hold of the Philistine’s sword and drew it from the sheath. After he killed him, he cut off his head with the sword. When the Philistines saw that their hero was dead, they turned and ran. 52 Then the men of Israel and Judah surged forward with a shout and pursued the Philistines to the entrance of Gath and to the gates of Ekron. Their dead were strewn along the Shaaraim road to Gath and Ekron. 53 When the Israelites returned from chasing the Philistines, they plundered their camp. 54 David took the Philistine’s head and brought it to Jerusalem; he put the Philistine’s weapons in his own tent. 55 As Saul watched David going out to meet the Philistine, he said to Abner, commander of the army, ‘Abner, whose son is that young man?’ Abner replied, ‘As surely as you live, Your Majesty, I don’t know.’ 56 The king said, ‘Find out whose son this young man is.’ 57 As soon as David returned from killing the Philistine, Abner took him and brought him before Saul, with David still holding the Philistine’s head. 58 ‘Whose son are you, young man?’ Saul asked him. David said, ‘I am the son of your servant Jesse of Bethlehem.’</text:p>
          </table:table-cell>
        </table:table-row>
        <table:table-row table:style-name="ro1">
          <table:table-cell office:value-type="string" calcext:value-type="string">
            <text:p>1. Mose 1:26</text:p>
          </table:table-cell>
          <table:table-cell office:value-type="string" calcext:value-type="string">
            <text:p>26 Then God said, ‘Let us make mankind in our image, in our likeness, so that they may rule over the fish in the sea and the birds in the sky, over the livestock and all the wild animals,[1] and over all the creatures that move along the ground.’</text:p>
          </table:table-cell>
        </table:table-row>
        <table:table-row table:style-name="ro1">
          <table:table-cell office:value-type="string" calcext:value-type="string">
            <text:p>Römer 5:17-18</text:p>
          </table:table-cell>
          <table:table-cell office:value-type="string" calcext:value-type="string">
            <text:p>17 For if, by the trespass of the one man, death reigned through that one man, how much more will those who receive God’s abundant provision of grace and of the gift of righteousness reign in life through the one man, Jesus Christ! 18 Consequently, just as one trespass resulted in condemnation for all people, so also one righteous act resulted in justification and life for all people.</text:p>
          </table:table-cell>
        </table:table-row>
        <table:table-row table:style-name="ro1">
          <table:table-cell office:value-type="string" calcext:value-type="string">
            <text:p>Johannes 17:16-18</text:p>
          </table:table-cell>
          <table:table-cell office:value-type="string" calcext:value-type="string">
            <text:p>16 They are not of the world, even as I am not of it. 17 Sanctify them by[4] the truth; your word is truth. 18 As you sent me into the world, I have sent them into the world. </text:p>
          </table:table-cell>
        </table:table-row>
        <table:table-row table:style-name="ro1">
          <table:table-cell office:value-type="string" calcext:value-type="string">
            <text:p>1. Johannes 5:4</text:p>
          </table:table-cell>
          <table:table-cell office:value-type="string" calcext:value-type="string">
            <text:p>4 for everyone born of God overcomes the world. This is the victory that has overcome the world, even our faith. </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Source Han Sans CN"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Source Han Sans CN" style:font-family-asian="'Source Han Sans CN'"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Linienspitzen_20_1" draw:display-name="Linienspitzen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eit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0-15">00.00.0000</text:date>, <text:time>00:00:00</text:time></text:p>
        </style:region-right>
      </style:header>
      <style:header-left style:display="false"/>
      <style:header-first style:display="false"/>
      <style:footer>
        <text:p>Seit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15T09:58:43.871507715</dc:date>
    <dc:creator>Josua Göcking</dc:creator>
    <meta:editing-duration>PT1M37S</meta:editing-duration>
    <meta:editing-cycles>1</meta:editing-cycles>
    <meta:generator>LibreOffice/7.6.2.1$Linux_X86_64 LibreOffice_project/60$Build-1</meta:generator>
    <meta:document-statistic meta:table-count="1" meta:cell-count="52" meta:object-count="0"/>
  </office:meta>
</office:document-meta>
</file>